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2f9" officeooo:paragraph-rsid="000402f9"/>
    </style:style>
    <style:style style:name="P2" style:family="paragraph" style:parent-style-name="Standard" style:list-style-name="L1">
      <style:text-properties officeooo:rsid="000402f9" officeooo:paragraph-rsid="000402f9"/>
    </style:style>
    <style:style style:name="P3" style:family="paragraph" style:parent-style-name="Standard" style:list-style-name="L2">
      <style:text-properties officeooo:rsid="000494e4" officeooo:paragraph-rsid="000494e4"/>
    </style:style>
    <style:style style:name="P4" style:family="paragraph" style:parent-style-name="Standard" style:list-style-name="L1">
      <style:text-properties officeooo:rsid="000494e4" officeooo:paragraph-rsid="000494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 1:</text:p>
      <text:p text:style-name="P1"/>
      <text:list xml:id="list1588556511" text:style-name="L1">
        <text:list-item>
          <text:p text:style-name="P2">Background for my project consists of three observations</text:p>
        </text:list-item>
        <text:list-item>
          <text:p text:style-name="P2">First, long run output per capita growth is driven by productivity increases</text:p>
          <text:list>
            <text:list-item>
              <text:p text:style-name="P2">65% of per capita output growth since 1950 in the US</text:p>
            </text:list-item>
          </text:list>
        </text:list-item>
        <text:list-item>
          <text:p text:style-name="P2">Within that, firm entry is an important source of growth</text:p>
          <text:list>
            <text:list-item>
              <text:p text:style-name="P2">25-40% of growth due to firm entry</text:p>
            </text:list-item>
          </text:list>
        </text:list-item>
        <text:list-item>
          <text:p text:style-name="P2">Further, creative destruction is an important source of firm entry</text:p>
          <text:list>
            <text:list-item>
              <text:p text:style-name="P2">30-70% of growth due to firm entry is creative destruction</text:p>
            </text:list-item>
          </text:list>
        </text:list-item>
        <text:list-item>
          <text:p text:style-name="P4">Finally, within-industry spinouts (not spinoffs!) are particular productive entering firms</text:p>
        </text:list-item>
      </text:list>
      <text:p text:style-name="P1"/>
      <text:p text:style-name="P1"/>
      <text:p text:style-name="P1">Slide 2:</text:p>
      <text:p text:style-name="P1"/>
      <text:list xml:id="list3852915388" text:style-name="L2">
        <text:list-item>
          <text:p text:style-name="P3">Against this backdrop,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2:46:44.771264942</meta:creation-date>
    <dc:date>2020-08-19T18:28:04.161743001</dc:date>
    <meta:editing-duration>P1DT2H16M33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1" meta:word-count="94" meta:character-count="536" meta:non-whitespace-character-count="461"/>
  </office:meta>
</office:document-meta>
</file>